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fr" fo:country="FR" officeooo:paragraph-rsid="001702e7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fo:language="fr" fo:country="FR" officeooo:paragraph-rsid="0017c73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officeooo:paragraph-rsid="0019a7a7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fr" fo:country="FR" officeooo:paragraph-rsid="001b93dc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fr" fo:country="FR" officeooo:paragraph-rsid="001d11d3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language="fr" fo:country="FR" officeooo:paragraph-rsid="001e7145" style:font-size-asian="12pt" style:font-size-complex="12pt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1702e7" style:font-name-complex="Arial1"/>
    </style:style>
    <style:style style:name="T3" style:family="text">
      <style:text-properties style:font-name="Arial" officeooo:rsid="0017c73b" style:font-name-complex="Arial1"/>
    </style:style>
    <style:style style:name="T4" style:family="text">
      <style:text-properties style:font-name="Arial" officeooo:rsid="0019a7a7" style:font-name-complex="Arial1"/>
    </style:style>
    <style:style style:name="T5" style:family="text">
      <style:text-properties style:font-name="Arial" officeooo:rsid="001b2ef2" style:font-name-complex="Arial1"/>
    </style:style>
    <style:style style:name="T6" style:family="text">
      <style:text-properties style:font-name="Arial" officeooo:rsid="001b93dc" style:font-name-complex="Arial1"/>
    </style:style>
    <style:style style:name="T7" style:family="text">
      <style:text-properties style:font-name="Arial" officeooo:rsid="001d11d3" style:font-name-complex="Arial1"/>
    </style:style>
    <style:style style:name="T8" style:family="text">
      <style:text-properties style:font-name="Arial" officeooo:rsid="001e7145" style:font-name-complex="Arial1"/>
    </style:style>
    <style:style style:name="T9" style:family="text">
      <style:text-properties style:font-name="Arial" officeooo:rsid="001ebf20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scription brève du projet de mobilité (20 lignes max) :</text:span></text:p>
      <text:p text:style-name="P1"><text:span text:style-name="T1"/></text:p>
      <text:p text:style-name="P2"><text:span text:style-name="T4">Dans u</text:span><text:span text:style-name="T2">ne récente étude (O'Malley et al., 2016), </text:span><text:span text:style-name="T3">des chercheurs ont inventé une <text:s/>technique de séquençage, appelée DAPSeq.</text:span></text:p>
      <text:p text:style-name="P3"><text:span text:style-name="T3">Cette méthode, qui permet de trou</text:span><text:span text:style-name="T4">ver les sites de liaisons d'un facteur de transcription sur de l'ADN nu, leur a permis de mettre</text:span><text:span text:style-name="T3"> en évidence les sites de liaisons de 529 facteurs de transcriptions </text:span><text:span text:style-name="T4">dans</text:span><text:span text:style-name="T3"> la plante Arabidopsis </text:span><text:span text:style-name="T9">t</text:span><text:span text:style-name="T3">haliana </text:span><text:span text:style-name="T4">(soit un tiers des facteurs de transcriptions de la plante).</text:span></text:p>
      <text:p text:style-name="P3"><text:span text:style-name="T4"/></text:p>
      <text:p text:style-name="P3"><text:span text:style-name="T4">Ces données de séquençage pouront permettre d'alimenter la base de données <text:s/>JASPAR.</text:span></text:p>
      <text:p text:style-name="P3"><text:span text:style-name="T4">En effet, celle-ci recence le profil des sites de liaison d'un </text:span><text:span text:style-name="T5">grand nombre de facteur</text:span><text:span text:style-name="T9">s</text:span><text:span text:style-name="T5"> de transcription chez plusieurs organismes, dont </text:span><text:span text:style-name="T6">des organismes végétaux.</text:span><text:span text:style-name="T5"> </text:span></text:p>
      <text:p text:style-name="P4"><text:span text:style-name="T6">La base de donnée est mise à jours tous les deux ans et le LPCV est un acteur historique de son enrichissement</text:span><text:span text:style-name="T8">.</text:span></text:p>
      <text:p text:style-name="P4"><text:span text:style-name="T6"/></text:p>
      <text:p text:style-name="P4"><text:span text:style-name="T6">Les critères de qualité requis pour l'ajout de données rendent ce travail </text:span><text:span text:style-name="T9">exigeant</text:span><text:span text:style-name="T6"> et de longue haleine tant le nombre de nouveaux facteurs étudiés est considérable. Traiter des grands jeux de donnée fait partie de l'expertise bioinformatique au mathelierlab. Il y sera possible de me former au standards de la bioinfomatique tout en menant à bien ce projet. </text:span></text:p>
      <text:p text:style-name="P4"><text:span text:style-name="T6"/></text:p>
      <text:p text:style-name="P5"><text:span text:style-name="T7">Dans un cadre plus général, des études plus pointues, notamment sur les préférences d'espacement entre sites de </text:span><text:span text:style-name="T8">liaison pourront y être menées à</text:span><text:span text:style-name="T7"> de grandes échelles </text:span><text:span text:style-name="T8">(sur un grand panel de facteurs)</text:span></text:p>
      <text:p text:style-name="P6"><text:span text:style-name="T8">La « shape » de l'ADN est également un sujet de prédilection de ce laboratoire. Il sera ainsi possible de mener à bien des études </text:span><text:span text:style-name="T9">sur la shape des sites de liaison des facteurs de réponse à l'auxine (ARF) </text:span><text:span text:style-name="T8">commencées à Grenoble et restées jusque là inabouties.</text:span></text:p>
      <text:p text:style-name="P3"><text:span text:style-name="T4"/></text:p>
      <text:p text:style-name="P3"><text:span text:style-name="T2"/></text:p>
      <text:p text:style-name="P3"><text:span text:style-name="T2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AS248291</meta:initial-creator>
    <meta:creation-date>2017-05-10T15:18:31</meta:creation-date>
    <dc:date>2017-05-10T17:06:43</dc:date>
    <dc:creator>Arnaud AS248291</dc:creator>
    <meta:editing-duration>PT15M48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9" meta:word-count="272" meta:character-count="1642" meta:non-whitespace-character-count="1375"/>
  </office:meta>
</office:document-meta>
</file>